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7.11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84.95pt"/>
    </style:style>
    <style:style style:name="co4" style:family="table-column">
      <style:table-column-properties fo:break-before="auto" style:column-width="91.59pt"/>
    </style:style>
    <style:style style:name="co5" style:family="table-column">
      <style:table-column-properties fo:break-before="auto" style:column-width="92.44pt"/>
    </style:style>
    <style:style style:name="co6" style:family="table-column">
      <style:table-column-properties fo:break-before="auto" style:column-width="123.59pt"/>
    </style:style>
    <style:style style:name="co7" style:family="table-column">
      <style:table-column-properties fo:break-before="auto" style:column-width="91.64pt"/>
    </style:style>
    <style:style style:name="co8" style:family="table-column">
      <style:table-column-properties fo:break-before="auto" style:column-width="97.94pt"/>
    </style:style>
    <style:style style:name="co9" style:family="table-column">
      <style:table-column-properties fo:break-before="auto" style:column-width="108.9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31.6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10038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 style:data-style-name="N10106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38">
      <style:table-cell-properties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038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 style:data-style-name="N10106">
      <style:table-cell-properties fo:border="0.74pt solid #000000"/>
      <style:text-properties fo:font-size="12pt" style:font-size-asian="12pt" style:font-size-complex="12pt"/>
    </style:style>
    <style:style style:name="ce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7"/>
        <table:table-column table:style-name="co3" table:default-cell-style-name="ce4"/>
        <table:table-column table:style-name="co4" table:default-cell-style-name="ce14"/>
        <table:table-column table:style-name="co4" table:default-cell-style-name="ce17"/>
        <table:table-column table:style-name="co5" table:default-cell-style-name="ce7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row table:style-name="ro1">
          <table:table-cell table:style-name="ce1" office:value-type="string" calcext:value-type="string" table:number-columns-spanned="10" table:number-rows-spanned="1">
            <text:p>Klinik Keperawatan UMJ</text:p>
          </table:table-cell>
          <table:covered-table-cell table:style-name="ce6"/>
          <table:covered-table-cell table:style-name="ce10"/>
          <table:covered-table-cell table:number-columns-repeated="7" table:style-name="ce6"/>
        </table:table-row>
        <table:table-row table:style-name="ro2">
          <table:table-cell table:style-name="Default" table:number-columns-repeated="10"/>
        </table:table-row>
        <table:table-row table:style-name="ro3">
          <table:table-cell table:style-name="ce2" table:number-columns-repeated="3"/>
          <table:table-cell table:style-name="ce13" office:value-type="string" calcext:value-type="string" table:number-columns-spanned="2" table:number-rows-spanned="1">
            <text:p>Tanggal</text:p>
          </table:table-cell>
          <table:covered-table-cell table:style-name="ce16"/>
          <table:table-cell table:style-name="ce18" office:value-type="string" calcext:value-type="string" table:number-columns-spanned="1" table:number-rows-spanned="2">
            <text:p>Lama Inap</text:p>
          </table:table-cell>
          <table:table-cell table:style-name="ce13" office:value-type="string" calcext:value-type="string" table:number-columns-spanned="3" table:number-rows-spanned="1">
            <text:p>Biaya</text:p>
          </table:table-cell>
          <table:covered-table-cell table:number-columns-repeated="2" table:style-name="ce16"/>
          <table:table-cell table:style-name="ce13" office:value-type="string" calcext:value-type="string" table:number-columns-spanned="1" table:number-rows-spanned="2">
            <text:p>Total Bayar</text:p>
          </table:table-cell>
        </table:table-row>
        <table:table-row table:style-name="ro3">
          <table:table-cell table:style-name="ce3" office:value-type="string" calcext:value-type="string">
            <text:p>Nama Pasien</text:p>
          </table:table-cell>
          <table:table-cell table:style-name="ce3" office:value-type="string" calcext:value-type="string">
            <text:p>Kelas</text:p>
          </table:table-cell>
          <table:table-cell table:style-name="ce3" office:value-type="string" calcext:value-type="string">
            <text:p>Penanganan</text:p>
          </table:table-cell>
          <table:table-cell table:style-name="ce3" office:value-type="string" calcext:value-type="string">
            <text:p>Masuk</text:p>
          </table:table-cell>
          <table:table-cell table:style-name="ce3" office:value-type="string" calcext:value-type="string">
            <text:p>Keluar</text:p>
          </table:table-cell>
          <table:covered-table-cell table:style-name="ce3"/>
          <table:table-cell table:style-name="ce3" office:value-type="string" calcext:value-type="string">
            <text:p>Inap</text:p>
          </table:table-cell>
          <table:table-cell table:style-name="ce3" office:value-type="string" calcext:value-type="string">
            <text:p>Layanan</text:p>
          </table:table-cell>
          <table:table-cell table:style-name="ce3" office:value-type="string" calcext:value-type="string">
            <text:p>Persalinan</text:p>
          </table:table-cell>
          <table:covered-table-cell table:style-name="ce3"/>
        </table:table-row>
        <table:table-row table:style-name="ro3">
          <table:table-cell table:style-name="ce4" office:value-type="string" calcext:value-type="string">
            <text:p>Rahay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kter</text:p>
          </table:table-cell>
          <table:table-cell office:value-type="date" office:date-value="2013-01-11" calcext:value-type="date">
            <text:p>11 Januari 2013</text:p>
          </table:table-cell>
          <table:table-cell office:value-type="date" office:date-value="2013-01-14" calcext:value-type="date">
            <text:p>14 Januari 2013</text:p>
          </table:table-cell>
          <table:table-cell table:formula="of:=DATEDIF([.D5];[.E5];&quot;d&quot;)+1" office:value-type="float" office:value="4" calcext:value-type="float">
            <text:p>4</text:p>
          </table:table-cell>
          <table:table-cell table:formula="of:=VLOOKUP([.B5];[.E14:.G16];2)*[.F5]" office:value-type="currency" office:currency="IDR" office:value="2000000" calcext:value-type="currency">
            <text:p>Rp2.000.000,00</text:p>
          </table:table-cell>
          <table:table-cell table:formula="of:=VLOOKUP([.B5];[.E14:.G16];3)*[.F5]" office:value-type="currency" office:currency="IDR" office:value="400000" calcext:value-type="currency">
            <text:p>Rp400.000,00</text:p>
          </table:table-cell>
          <table:table-cell table:formula="of:=IF([.C5]=&quot;Dokter&quot;;1000000;IF([.C5]=&quot;Bidan&quot;;750000))" office:value-type="currency" office:currency="IDR" office:value="1000000" calcext:value-type="currency">
            <text:p>Rp1.000.000,00</text:p>
          </table:table-cell>
          <table:table-cell table:formula="of:=[.G5]+[.H5]+[.I5]" office:value-type="currency" office:currency="IDR" office:value="3400000" calcext:value-type="currency">
            <text:p>Rp3.400.000,00</text:p>
          </table:table-cell>
        </table:table-row>
        <table:table-row table:style-name="ro3">
          <table:table-cell table:style-name="ce4" office:value-type="string" calcext:value-type="string">
            <text:p>Sant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kter</text:p>
          </table:table-cell>
          <table:table-cell office:value-type="date" office:date-value="2013-01-11" calcext:value-type="date">
            <text:p>11 Januari 2013</text:p>
          </table:table-cell>
          <table:table-cell office:value-type="date" office:date-value="2013-01-14" calcext:value-type="date">
            <text:p>14 Januari 2013</text:p>
          </table:table-cell>
          <table:table-cell table:formula="of:=DATEDIF([.D6];[.E6];&quot;d&quot;)+1" office:value-type="float" office:value="4" calcext:value-type="float">
            <text:p>4</text:p>
          </table:table-cell>
          <table:table-cell table:formula="of:=VLOOKUP([.B6];[.E15:.G17];2)*[.F6]" office:value-type="currency" office:currency="IDR" office:value="400000" calcext:value-type="currency">
            <text:p>Rp400.000,00</text:p>
          </table:table-cell>
          <table:table-cell table:formula="of:=VLOOKUP([.B6];[.E15:.G17];3)*[.F6]" office:value-type="currency" office:currency="IDR" office:value="200000" calcext:value-type="currency">
            <text:p>Rp200.000,00</text:p>
          </table:table-cell>
          <table:table-cell table:formula="of:=IF([.C6]=&quot;Dokter&quot;;1000000;IF([.C6]=&quot;Bidan&quot;;750000))" office:value-type="currency" office:currency="IDR" office:value="1000000" calcext:value-type="currency">
            <text:p>Rp1.000.000,00</text:p>
          </table:table-cell>
          <table:table-cell table:formula="of:=[.G6]+[.H6]+[.I6]" office:value-type="currency" office:currency="IDR" office:value="1600000" calcext:value-type="currency">
            <text:p>Rp1.600.000,00</text:p>
          </table:table-cell>
        </table:table-row>
        <table:table-row table:style-name="ro3">
          <table:table-cell table:style-name="ce4" office:value-type="string" calcext:value-type="string">
            <text:p>Put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dan</text:p>
          </table:table-cell>
          <table:table-cell office:value-type="date" office:date-value="2013-01-11" calcext:value-type="date">
            <text:p>11 Januari 2013</text:p>
          </table:table-cell>
          <table:table-cell office:value-type="date" office:date-value="2013-01-14" calcext:value-type="date">
            <text:p>14 Januari 2013</text:p>
          </table:table-cell>
          <table:table-cell table:formula="of:=DATEDIF([.D7];[.E7];&quot;d&quot;)+1" office:value-type="float" office:value="4" calcext:value-type="float">
            <text:p>4</text:p>
          </table:table-cell>
          <table:table-cell table:formula="of:=VLOOKUP([.B7];[.E14:.G16];2)*[.F7]" office:value-type="currency" office:currency="IDR" office:value="2400000" calcext:value-type="currency">
            <text:p>Rp2.400.000,00</text:p>
          </table:table-cell>
          <table:table-cell table:formula="of:=VLOOKUP([.B7];[.E14:.G16];3)*[.F7]" office:value-type="currency" office:currency="IDR" office:value="280000" calcext:value-type="currency">
            <text:p>Rp280.000,00</text:p>
          </table:table-cell>
          <table:table-cell table:formula="of:=IF([.C7]=&quot;Dokter&quot;;1000000;IF([.C7]=&quot;Bidan&quot;;750000))" office:value-type="currency" office:currency="IDR" office:value="750000" calcext:value-type="currency">
            <text:p>Rp750.000,00</text:p>
          </table:table-cell>
          <table:table-cell table:formula="of:=[.G7]+[.H7]+[.I7]" office:value-type="currency" office:currency="IDR" office:value="3430000" calcext:value-type="currency">
            <text:p>Rp3.430.000,00</text:p>
          </table:table-cell>
        </table:table-row>
        <table:table-row table:style-name="ro3">
          <table:table-cell table:style-name="ce4" office:value-type="string" calcext:value-type="string">
            <text:p>Ek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dan</text:p>
          </table:table-cell>
          <table:table-cell office:value-type="date" office:date-value="2013-01-11" calcext:value-type="date">
            <text:p>11 Januari 2013</text:p>
          </table:table-cell>
          <table:table-cell office:value-type="date" office:date-value="2013-01-14" calcext:value-type="date">
            <text:p>14 Januari 2013</text:p>
          </table:table-cell>
          <table:table-cell table:formula="of:=DATEDIF([.D8];[.E8];&quot;d&quot;)+1" office:value-type="float" office:value="4" calcext:value-type="float">
            <text:p>4</text:p>
          </table:table-cell>
          <table:table-cell table:formula="of:=VLOOKUP([.E14];[.E14:.G16];2)*[.F8]" office:value-type="currency" office:currency="IDR" office:value="2000000" calcext:value-type="currency">
            <text:p>Rp2.000.000,00</text:p>
          </table:table-cell>
          <table:table-cell table:formula="of:=VLOOKUP([.B8];[.E14:.G16];3)*[.F8]" office:value-type="currency" office:currency="IDR" office:value="400000" calcext:value-type="currency">
            <text:p>Rp400.000,00</text:p>
          </table:table-cell>
          <table:table-cell table:formula="of:=IF([.C8]=&quot;Dokter&quot;;1000000;IF([.C8]=&quot;Bidan&quot;;750000))" office:value-type="currency" office:currency="IDR" office:value="750000" calcext:value-type="currency">
            <text:p>Rp750.000,00</text:p>
          </table:table-cell>
          <table:table-cell table:formula="of:=[.G8]+[.H8]+[.I8]" office:value-type="currency" office:currency="IDR" office:value="3150000" calcext:value-type="currency">
            <text:p>Rp3.150.000,00</text:p>
          </table:table-cell>
        </table:table-row>
        <table:table-row table:style-name="ro3">
          <table:table-cell table:style-name="ce4" office:value-type="string" calcext:value-type="string">
            <text:p>Ich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dan</text:p>
          </table:table-cell>
          <table:table-cell office:value-type="date" office:date-value="2013-01-11" calcext:value-type="date">
            <text:p>11 Januari 2013</text:p>
          </table:table-cell>
          <table:table-cell office:value-type="date" office:date-value="2013-01-14" calcext:value-type="date">
            <text:p>14 Januari 2013</text:p>
          </table:table-cell>
          <table:table-cell table:formula="of:=DATEDIF([.D9];[.E9];&quot;d&quot;)+1" office:value-type="float" office:value="4" calcext:value-type="float">
            <text:p>4</text:p>
          </table:table-cell>
          <table:table-cell table:formula="of:=VLOOKUP([.B9];[.E14:.G16];2)*[.F9]" office:value-type="currency" office:currency="IDR" office:value="2400000" calcext:value-type="currency">
            <text:p>Rp2.400.000,00</text:p>
          </table:table-cell>
          <table:table-cell table:formula="of:=VLOOKUP([.B9];[.E14:.G16];3)*[.F9]" office:value-type="currency" office:currency="IDR" office:value="280000" calcext:value-type="currency">
            <text:p>Rp280.000,00</text:p>
          </table:table-cell>
          <table:table-cell table:formula="of:=IF([.C9]=&quot;Dokter&quot;;1000000;IF([.C9]=&quot;Bidan&quot;;750000))" office:value-type="currency" office:currency="IDR" office:value="750000" calcext:value-type="currency">
            <text:p>Rp750.000,00</text:p>
          </table:table-cell>
          <table:table-cell table:formula="of:=[.G9]+[.H9]+[.I9]" office:value-type="currency" office:currency="IDR" office:value="3430000" calcext:value-type="currency">
            <text:p>Rp3.430.000,00</text:p>
          </table:table-cell>
        </table:table-row>
        <table:table-row table:style-name="ro2" table:number-rows-repeated="2">
          <table:table-cell table:style-name="Default" table:number-columns-repeated="10"/>
        </table:table-row>
        <table:table-row table:style-name="ro3">
          <table:table-cell office:value-type="string" calcext:value-type="string">
            <text:p>Total Bayar</text:p>
          </table:table-cell>
          <table:table-cell table:style-name="ce8" table:formula="of:=SUM([.J5:.J9])" office:value-type="currency" office:currency="IDR" office:value="15010000" calcext:value-type="currency" table:number-columns-spanned="2" table:number-rows-spanned="1">
            <text:p>Rp15.010.000,00</text:p>
          </table:table-cell>
          <table:covered-table-cell table:style-name="ce11"/>
          <table:table-cell table:style-name="ce15"/>
          <table:table-cell table:style-name="ce13" office:value-type="string" calcext:value-type="string" table:number-columns-spanned="3" table:number-rows-spanned="1">
            <text:p>Biaya Perhari</text:p>
          </table:table-cell>
          <table:covered-table-cell table:number-columns-repeated="2" table:style-name="ce16"/>
          <table:table-cell table:style-name="ce21"/>
          <table:table-cell table:style-name="ce13" office:value-type="string" calcext:value-type="string" table:number-columns-spanned="2" table:number-rows-spanned="1">
            <text:p>Biaya Persalinan</text:p>
          </table:table-cell>
          <table:covered-table-cell table:style-name="ce16"/>
        </table:table-row>
        <table:table-row table:style-name="ro3">
          <table:table-cell office:value-type="string" calcext:value-type="string">
            <text:p>Total Biaya Tertinggi</text:p>
          </table:table-cell>
          <table:table-cell table:style-name="ce8" table:formula="of:=MAX([.J5:.J9])" office:value-type="currency" office:currency="IDR" office:value="3430000" calcext:value-type="currency" table:number-columns-spanned="2" table:number-rows-spanned="1">
            <text:p>Rp3.430.000,00</text:p>
          </table:table-cell>
          <table:covered-table-cell table:style-name="ce12"/>
          <table:table-cell table:style-name="ce15"/>
          <table:table-cell table:style-name="ce3" office:value-type="string" calcext:value-type="string">
            <text:p>Biaya</text:p>
          </table:table-cell>
          <table:table-cell table:style-name="ce3" office:value-type="string" calcext:value-type="string">
            <text:p>Inap</text:p>
          </table:table-cell>
          <table:table-cell table:style-name="ce3" office:value-type="string" calcext:value-type="string">
            <text:p>Layanan</text:p>
          </table:table-cell>
          <table:table-cell table:style-name="ce15"/>
          <table:table-cell table:style-name="ce7" office:value-type="string" calcext:value-type="string">
            <text:p>Dokter</text:p>
          </table:table-cell>
          <table:table-cell table:style-name="ce19" office:value-type="float" office:value="1000000" calcext:value-type="float">
            <text:p>1,000,000.00</text:p>
          </table:table-cell>
        </table:table-row>
        <table:table-row table:style-name="ro3">
          <table:table-cell office:value-type="string" calcext:value-type="string">
            <text:p>Total Biaya Terendah</text:p>
          </table:table-cell>
          <table:table-cell table:style-name="ce8" table:formula="of:=MIN([.J5:.J9])" office:value-type="currency" office:currency="IDR" office:value="1600000" calcext:value-type="currency" table:number-columns-spanned="2" table:number-rows-spanned="1">
            <text:p>Rp1.600.000,00</text:p>
          </table:table-cell>
          <table:covered-table-cell table:style-name="ce11"/>
          <table:table-cell table:style-name="ce15"/>
          <table:table-cell table:style-name="ce7" office:value-type="string" calcext:value-type="string">
            <text:p>A</text:p>
          </table:table-cell>
          <table:table-cell table:style-name="ce19" office:value-type="float" office:value="500000" calcext:value-type="float">
            <text:p>500,000.00</text:p>
          </table:table-cell>
          <table:table-cell table:style-name="ce19" office:value-type="float" office:value="100000" calcext:value-type="float">
            <text:p>100,000.00</text:p>
          </table:table-cell>
          <table:table-cell table:style-name="ce15"/>
          <table:table-cell table:style-name="ce7" office:value-type="string" calcext:value-type="string">
            <text:p>Bidan</text:p>
          </table:table-cell>
          <table:table-cell table:style-name="ce19" office:value-type="float" office:value="750000" calcext:value-type="float">
            <text:p>750,000.00</text:p>
          </table:table-cell>
        </table:table-row>
        <table:table-row table:style-name="ro3">
          <table:table-cell office:value-type="string" calcext:value-type="string">
            <text:p>Jumlah Kelas A</text:p>
          </table:table-cell>
          <table:table-cell table:style-name="ce9" table:formula="of:=COUNT([.J5];[.J8])" office:value-type="float" office:value="2" calcext:value-type="float" table:number-columns-spanned="2" table:number-rows-spanned="1">
            <text:p>2</text:p>
          </table:table-cell>
          <table:covered-table-cell table:style-name="ce11"/>
          <table:table-cell table:style-name="ce15"/>
          <table:table-cell table:style-name="ce7" office:value-type="string" calcext:value-type="string">
            <text:p>B</text:p>
          </table:table-cell>
          <table:table-cell table:style-name="ce19" office:value-type="float" office:value="600000" calcext:value-type="float">
            <text:p>600,000.00</text:p>
          </table:table-cell>
          <table:table-cell table:style-name="ce19" office:value-type="float" office:value="70000" calcext:value-type="float">
            <text:p>70,000.00</text:p>
          </table:table-cell>
          <table:table-cell table:style-name="ce15" table:number-columns-repeated="3"/>
        </table:table-row>
        <table:table-row table:style-name="ro3">
          <table:table-cell office:value-type="string" calcext:value-type="string">
            <text:p>Jumlah Kelas B</text:p>
          </table:table-cell>
          <table:table-cell table:style-name="ce9" office:value-type="float" office:value="2" calcext:value-type="float" table:number-columns-spanned="2" table:number-rows-spanned="1">
            <text:p>2</text:p>
          </table:table-cell>
          <table:covered-table-cell table:style-name="ce11"/>
          <table:table-cell table:style-name="ce15"/>
          <table:table-cell table:style-name="ce7" office:value-type="string" calcext:value-type="string">
            <text:p>C</text:p>
          </table:table-cell>
          <table:table-cell table:style-name="ce19" office:value-type="float" office:value="100000" calcext:value-type="float">
            <text:p>100,000.00</text:p>
          </table:table-cell>
          <table:table-cell table:style-name="ce19" office:value-type="float" office:value="50000" calcext:value-type="float">
            <text:p>50,000.00</text:p>
          </table:table-cell>
          <table:table-cell table:style-name="ce15" table:number-columns-repeated="3"/>
        </table:table-row>
        <table:table-row table:style-name="ro3">
          <table:table-cell office:value-type="string" calcext:value-type="string">
            <text:p>Jumlah Kelas C</text:p>
          </table:table-cell>
          <table:table-cell table:style-name="ce9" table:formula="of:=COUNT([.J7];[.J10])" office:value-type="float" office:value="1" calcext:value-type="float" table:number-columns-spanned="2" table:number-rows-spanned="1">
            <text:p>1</text:p>
          </table:table-cell>
          <table:covered-table-cell table:style-name="ce11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5P0" style:volatile="true" number:language="id" number:country="ID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0105" number:language="id" number:country="ID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0105P0"/>
    </number:currency-style>
    <number:currency-style style:name="N10106P0" style:volatile="true" number:language="id" number:country="ID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0106" number:language="id" number:country="ID"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0106P0"/>
    </number:currency-style>
    <number:currency-style style:name="N2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2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2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22:09:12.9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0:07:19.914000000</meta:creation-date>
    <dc:date>2016-12-07T22:10:48.298000000</dc:date>
    <meta:editing-duration>PT1H18M16S</meta:editing-duration>
    <meta:editing-cycles>7</meta:editing-cycles>
    <meta:generator>LibreOffice/5.2.3.3$Windows_x86 LibreOffice_project/d54a8868f08a7b39642414cf2c8ef2f228f780cf</meta:generator>
    <meta:document-statistic meta:table-count="1" meta:cell-count="93" meta:object-count="0"/>
  </office:meta>
</office:document-meta>
</file>